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d830e" officeooo:paragraph-rsid="000d830e"/>
    </style:style>
    <style:style style:name="P2" style:family="paragraph" style:parent-style-name="Standard">
      <style:text-properties officeooo:rsid="000d830e" officeooo:paragraph-rsid="0015b874"/>
    </style:style>
    <style:style style:name="P3" style:family="paragraph" style:parent-style-name="Standard">
      <style:text-properties officeooo:rsid="000e0130" officeooo:paragraph-rsid="000e0130"/>
    </style:style>
    <style:style style:name="P4" style:family="paragraph" style:parent-style-name="Standard">
      <style:text-properties officeooo:rsid="000fde2e" officeooo:paragraph-rsid="000fde2e"/>
    </style:style>
    <style:style style:name="P5" style:family="paragraph" style:parent-style-name="Standard">
      <style:text-properties officeooo:rsid="000fde2e" officeooo:paragraph-rsid="000fde2e"/>
    </style:style>
    <style:style style:name="T1" style:family="text">
      <style:text-properties officeooo:rsid="00153cdb"/>
    </style:style>
    <style:style style:name="T2" style:family="text">
      <style:text-properties officeooo:rsid="0015b874"/>
    </style:style>
    <style:style style:name="T3" style:family="text">
      <style:text-properties officeooo:rsid="0016ff4b"/>
    </style:style>
    <style:style style:name="T4" style:family="text">
      <style:text-properties officeooo:rsid="0020da69"/>
    </style:style>
    <style:style style:name="T5" style:family="text">
      <style:text-properties officeooo:rsid="0026bc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says:</text:p>
      <text:p text:style-name="P2">1. <text:a xlink:type="simple" xlink:href="https://www.thenation.com/article/new-abolitionism/" text:style-name="Internet_20_link" text:visited-style-name="Visited_20_Internet_20_Link"><text:span text:style-name="T2">https://www.thenation.com/article/new-abolitionism/</text:span></text:a></text:p>
      <text:p text:style-name="P3">2. <text:a xlink:type="simple" xlink:href="http://harpers.org/print/?pid=81480" text:style-name="Internet_20_link" text:visited-style-name="Visited_20_Internet_20_Link">http://harpers.org/print/?pid=8148</text:a><text:a xlink:type="simple" xlink:href="http://harpers.org/print/?pid=81480" text:style-name="Internet_20_link" text:visited-style-name="Visited_20_Internet_20_Link"><text:span text:style-name="T3">p</text:span></text:a><text:a xlink:type="simple" xlink:href="http://harpers.org/print/?pid=81480" text:style-name="Internet_20_link" text:visited-style-name="Visited_20_Internet_20_Link">0</text:a></text:p>
      <text:p text:style-name="P3"/>
      <text:p text:style-name="P4">Essay #1: </text:p>
      <text:p text:style-name="P4"><text:tab/><text:span text:style-name="T1">In this article, the author, Christopher Hayes, engages the reader on the topic of oil companies’ potential economic loss in the face of environmental regulations to hinder global warming. He begins by talking about the reaction by the South to the proposition that slavery was illegal, and the core causes to their reaction, showing that it would be the equivalent of a $10 trillion loss in value today. Moving on, he brings that perspective to modern-day relevance, showing the economic side of the oft-debated issue of climate change. The Carbon Tracker Initiative estimates that roughly five times the amount of carbon that we can safely release into the atmosphere (burn). In other words, in a similar vein to the $10 trillion loss expected of slave owners in the South in the abolitionist south, it must be required for oil companies to forfeit more than 80% of their profits, estimated to be roughly $20 trillion. Furthering this point, Hayes goes into detail about the struggle for abolition in the civil war era, continuing to make parallels to the modern day, mentioning the blatant climate change denial and push for more oil production by the conservative right in the US. Overall, Hayes is arguing that despite the great economic ramifications in moving to clean energy and preventing climate change, it is fully worth the effort required.</text:span></text:p>
      <text:p text:style-name="P4"><text:tab/><text:span text:style-name="T4">What separates Hayes’s arguments from similar anti-oil and pro-environmentalism points, however, is his rationalization of the opposing side’s arguments. While constantly maintaining a strong environmentalist and pro-change mentality, he shows the implicit challenges in convincing large companies. Using direct quotes as well, he shows how dire the metaphorical straits are on this topic, and how denialism has become all too rampant among the climate change argument. </text:span></text:p>
      <text:p text:style-name="P4"><text:tab/><text:span text:style-name="T5">Overall, Hayes makes a very well put-together and articulate argument. In probably one of the better uses of tone among argumentative articles, he slowly changes the general mood to one of despair towards the end of the argument, showing the ignorance on the pro-oil side of the debate. However, he rapidly and intentionally pulls it back ar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21:08:18.190372229</meta:creation-date>
    <dc:date>2016-09-02T11:44:08.866761118</dc:date>
    <meta:editing-duration>PT12H19M26S</meta:editing-duration>
    <meta:editing-cycles>4</meta:editing-cycles>
    <meta:generator>LibreOffice/5.2.0.4$Linux_X86_64 LibreOffice_project/20m0$Build-4</meta:generator>
    <meta:document-statistic meta:table-count="0" meta:image-count="0" meta:object-count="0" meta:page-count="1" meta:paragraph-count="7" meta:word-count="354" meta:character-count="2280" meta:non-whitespace-character-count="1928"/>
  </office:meta>
</office:document-meta>
</file>